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mily-generic="swiss"/>
    <style:font-face style:name="FreeSans1" svg:font-family="FreeSans" style:font-family-generic="swiss"/>
    <style:font-face style:name="Cantarell2" svg:font-family="Cantarell" style:font-pitch="variable"/>
    <style:font-face style:name="TeXGyrePagella" svg:font-family="TeXGyrePagell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0cm" style:auto-text-indent="false"/>
      <style:text-properties officeooo:rsid="001eaac0" officeooo:paragraph-rsid="001f96ca"/>
    </style:style>
    <style:style style:name="P2" style:family="paragraph" style:parent-style-name="Standard">
      <style:paragraph-properties fo:text-align="end" style:justify-single-word="false"/>
      <style:text-properties officeooo:rsid="001eaac0" officeooo:paragraph-rsid="001f96ca"/>
    </style:style>
    <style:style style:name="P3" style:family="paragraph" style:parent-style-name="Standard">
      <style:paragraph-properties fo:text-align="end" style:justify-single-word="false"/>
      <style:text-properties officeooo:rsid="001eaac0" officeooo:paragraph-rsid="001eaac0"/>
    </style:style>
    <style:style style:name="P4" style:family="paragraph" style:parent-style-name="Standard">
      <style:text-properties officeooo:rsid="001eaac0" officeooo:paragraph-rsid="001eaac0"/>
    </style:style>
    <style:style style:name="P5" style:family="paragraph" style:parent-style-name="Standard">
      <style:paragraph-properties fo:text-align="center" style:justify-single-word="false"/>
      <style:text-properties officeooo:rsid="001eaac0" officeooo:paragraph-rsid="001eaac0"/>
    </style:style>
    <style:style style:name="P6" style:family="paragraph" style:parent-style-name="Standard">
      <style:paragraph-properties fo:text-align="start" style:justify-single-word="false"/>
      <style:text-properties officeooo:rsid="001eaac0" officeooo:paragraph-rsid="001eaac0"/>
    </style:style>
    <style:style style:name="P7" style:family="paragraph" style:parent-style-name="Standard">
      <style:paragraph-properties fo:text-align="end" style:justify-single-word="false"/>
      <style:text-properties fo:font-size="6pt" officeooo:rsid="001eaac0" officeooo:paragraph-rsid="001eaac0" style:font-size-asian="6pt" style:font-size-complex="6pt"/>
    </style:style>
    <style:style style:name="P8" style:family="paragraph" style:parent-style-name="Standard">
      <style:paragraph-properties fo:margin-left="1.251cm" fo:margin-right="0cm" fo:text-align="justify" style:justify-single-word="false" fo:text-indent="0cm" style:auto-text-indent="false"/>
      <style:text-properties fo:font-size="8pt" officeooo:rsid="001eaac0" officeooo:paragraph-rsid="001f96ca" style:font-size-asian="8pt" style:font-size-complex="8pt"/>
    </style:style>
    <style:style style:name="P9" style:family="paragraph" style:parent-style-name="Table_20_Heading">
      <style:text-properties officeooo:rsid="001eaac0" officeooo:paragraph-rsid="001eaac0"/>
    </style:style>
    <style:style style:name="P10" style:family="paragraph" style:parent-style-name="Table_20_Contents">
      <style:paragraph-properties fo:text-align="end" style:justify-single-word="false"/>
      <style:text-properties officeooo:rsid="001eaac0" officeooo:paragraph-rsid="001eaac0"/>
    </style:style>
    <style:style style:name="P11" style:family="paragraph" style:parent-style-name="Table_20_Contents">
      <style:paragraph-properties fo:text-align="start" style:justify-single-word="false"/>
      <style:text-properties officeooo:rsid="001eaac0" officeooo:paragraph-rsid="001eaac0"/>
    </style:style>
    <style:style style:name="P12" style:family="paragraph" style:parent-style-name="Frame_20_contents">
      <style:paragraph-properties fo:text-align="center" style:justify-single-word="false"/>
      <style:text-properties officeooo:rsid="001f96ca" officeooo:paragraph-rsid="001f96ca"/>
    </style:style>
    <style:style style:name="P13" style:family="paragraph" style:parent-style-name="Footnote">
      <style:text-properties officeooo:rsid="001f96ca" officeooo:paragraph-rsid="001f96ca"/>
    </style:style>
    <style:style style:name="P14" style:family="paragraph" style:parent-style-name="Standard" style:list-style-name="L2">
      <style:text-properties officeooo:rsid="001eaac0" officeooo:paragraph-rsid="001eaac0"/>
    </style:style>
    <style:style style:name="P15" style:family="paragraph" style:parent-style-name="Standard" style:list-style-name="L3">
      <style:paragraph-properties fo:text-align="center" style:justify-single-word="false"/>
      <style:text-properties officeooo:rsid="001eaac0" officeooo:paragraph-rsid="001eaac0"/>
    </style:style>
    <style:style style:name="P16" style:family="paragraph" style:parent-style-name="Standard">
      <style:text-properties officeooo:rsid="001eaac0" officeooo:paragraph-rsid="001f96ca"/>
    </style:style>
    <style:style style:name="P17" style:family="paragraph" style:parent-style-name="Standard" style:list-style-name="L3">
      <style:paragraph-properties fo:text-align="center" style:justify-single-word="false"/>
      <style:text-properties fo:font-size="6pt" officeooo:rsid="001eaac0" officeooo:paragraph-rsid="001eaac0" style:font-size-asian="5.25pt" style:font-size-complex="6pt"/>
    </style:style>
    <style:style style:name="P18" style:family="paragraph" style:parent-style-name="Standard">
      <style:paragraph-properties fo:text-align="center" style:justify-single-word="false"/>
      <style:text-properties fo:font-size="6pt" officeooo:rsid="001eaac0" officeooo:paragraph-rsid="001eaac0" style:font-size-asian="5.25pt" style:font-size-complex="6pt"/>
    </style:style>
    <style:style style:name="P19" style:family="paragraph" style:parent-style-name="Standard">
      <style:text-properties officeooo:paragraph-rsid="003d5add"/>
    </style:style>
    <style:style style:name="P20" style:family="paragraph" style:parent-style-name="Standard">
      <style:paragraph-properties fo:text-align="start" style:justify-single-word="false"/>
      <style:text-properties fo:font-style="normal" style:text-underline-style="none" fo:font-weight="normal" officeooo:rsid="001eaac0" officeooo:paragraph-rsid="003fd39f" style:font-style-asian="normal" style:font-weight-asian="normal" style:font-style-complex="normal" style:font-weight-complex="normal"/>
    </style:style>
    <style:style style:name="P21" style:family="paragraph" style:parent-style-name="Title">
      <style:text-properties officeooo:paragraph-rsid="00224f07"/>
    </style:style>
    <style:style style:name="P22" style:family="paragraph" style:parent-style-name="Heading_20_1">
      <style:text-properties officeooo:paragraph-rsid="001f96ca"/>
    </style:style>
    <style:style style:name="P23" style:family="paragraph" style:parent-style-name="Heading_20_3">
      <style:paragraph-properties fo:margin-left="2.501cm" fo:margin-right="0cm" fo:text-indent="-1.27cm" style:auto-text-indent="false"/>
    </style:style>
    <style:style style:name="P24" style:family="paragraph">
      <style:paragraph-properties fo:text-align="center"/>
    </style:style>
    <style:style style:name="T1" style:family="text">
      <style:text-properties officeooo:rsid="001eaac0"/>
    </style:style>
    <style:style style:name="T2" style:family="text">
      <style:text-properties fo:font-style="italic" officeooo:rsid="001eaac0" style:font-style-asian="italic" style:font-style-complex="italic"/>
    </style:style>
    <style:style style:name="T3" style:family="text">
      <style:text-properties fo:font-style="italic" officeooo:rsid="003b7d0c" style:font-style-asian="italic" style:font-style-complex="italic"/>
    </style:style>
    <style:style style:name="T4" style:family="text">
      <style:text-properties fo:font-style="italic" fo:font-weight="bold" officeooo:rsid="001eaac0" style:font-style-asian="italic" style:font-weight-asian="bold" style:font-style-complex="italic" style:font-weight-complex="bold"/>
    </style:style>
    <style:style style:name="T5" style:family="text">
      <style:text-properties fo:font-style="italic" fo:font-weight="bold" officeooo:rsid="003d5ad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officeooo:rsid="001eaac0" style:font-style-asian="italic" style:font-style-complex="italic"/>
    </style:style>
    <style:style style:name="T7" style:family="text">
      <style:text-properties fo:font-style="italic" style:text-underline-style="solid" style:text-underline-width="auto" style:text-underline-color="font-color" officeooo:rsid="003d5add" style:font-style-asian="italic" style:font-style-complex="italic"/>
    </style:style>
    <style:style style:name="T8" style:family="text">
      <style:text-properties fo:font-style="italic" style:text-underline-style="solid" style:text-underline-width="auto" style:text-underline-color="font-color" fo:font-weight="bold" officeooo:rsid="001eaac0"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3d5add" style:font-style-asian="italic" style:font-weight-asian="bold" style:font-style-complex="italic" style:font-weight-complex="bold"/>
    </style:style>
    <style:style style:name="T10" style:family="text">
      <style:text-properties fo:font-weight="bold" officeooo:rsid="001eaac0" style:font-weight-asian="bold" style:font-weight-complex="bold"/>
    </style:style>
    <style:style style:name="T11" style:family="text">
      <style:text-properties fo:font-weight="bold" officeooo:rsid="0039da03" style:font-weight-asian="bold" style:font-weight-complex="bold"/>
    </style:style>
    <style:style style:name="T12" style:family="text">
      <style:text-properties style:text-underline-style="solid" style:text-underline-width="auto" style:text-underline-color="font-color" officeooo:rsid="001eaac0"/>
    </style:style>
    <style:style style:name="T13" style:family="text">
      <style:text-properties style:text-underline-style="solid" style:text-underline-width="auto" style:text-underline-color="font-color" fo:font-weight="bold" officeooo:rsid="001eaac0" style:font-weight-asian="bold" style:font-weight-complex="bold"/>
    </style:style>
    <style:style style:name="T14" style:family="text">
      <style:text-properties style:text-underline-style="solid" style:text-underline-width="auto" style:text-underline-color="font-color" fo:font-weight="bold" officeooo:rsid="003d5add" style:font-weight-asian="bold" style:font-weight-complex="bold"/>
    </style:style>
    <style:style style:name="T15" style:family="text">
      <style:text-properties style:text-underline-style="solid" style:text-underline-width="auto" style:text-underline-color="font-color" officeooo:rsid="003d5add"/>
    </style:style>
    <style:style style:name="T16" style:family="text">
      <style:text-properties fo:color="#ff3366"/>
    </style:style>
    <style:style style:name="T17" style:family="text">
      <style:text-properties fo:color="#ff3366" officeooo:rsid="003e0d55"/>
    </style:style>
    <style:style style:name="T18" style:family="text">
      <style:text-properties fo:color="#ff3366" style:font-name="Liberation Sans" officeooo:rsid="003e0d55"/>
    </style:style>
    <style:style style:name="T19" style:family="text">
      <style:text-properties fo:color="#ff3366" style:font-name="Liberation Serif" officeooo:rsid="003e0d55"/>
    </style:style>
    <style:style style:name="T20" style:family="text">
      <style:text-properties style:font-name="TeXGyrePagella"/>
    </style:style>
    <style:style style:name="T21" style:family="text">
      <style:text-properties style:font-name="TeXGyrePagella" officeooo:rsid="00267d9e"/>
    </style:style>
    <style:style style:name="T22" style:family="text">
      <style:text-properties style:font-name="Arial"/>
    </style:style>
    <style:style style:name="T23" style:family="text">
      <style:text-properties style:font-name="Arial" officeooo:rsid="00270249"/>
    </style:style>
    <style:style style:name="T24" style:family="text">
      <style:text-properties style:font-name="Century Schoolbook L"/>
    </style:style>
    <style:style style:name="T25" style:family="text">
      <style:text-properties style:font-name="Century Schoolbook L" officeooo:rsid="0027c467"/>
    </style:style>
    <style:style style:name="T26" style:family="text">
      <style:text-properties style:text-line-through-style="solid" style:text-line-through-type="single"/>
    </style:style>
    <style:style style:name="T27" style:family="text">
      <style:text-properties style:text-line-through-style="solid" style:text-line-through-type="single" officeooo:rsid="002a8cf1"/>
    </style:style>
    <style:style style:name="T28" style:family="text">
      <style:text-properties style:text-line-through-style="solid" style:text-line-through-type="single" style:font-name="Liberation Serif" officeooo:rsid="002a8cf1"/>
    </style:style>
    <style:style style:name="T29" style:family="text">
      <style:text-properties style:text-position="sub 58%"/>
    </style:style>
    <style:style style:name="T30" style:family="text">
      <style:text-properties style:text-position="sub 58%" officeooo:rsid="002c1f39"/>
    </style:style>
    <style:style style:name="T31" style:family="text">
      <style:text-properties style:text-position="sub 58%" style:font-name="Liberation Serif" officeooo:rsid="002c1f39"/>
    </style:style>
    <style:style style:name="T32" style:family="text">
      <style:text-properties style:text-position="super 58%"/>
    </style:style>
    <style:style style:name="T33" style:family="text">
      <style:text-properties style:text-position="super 58%" officeooo:rsid="002dbda4"/>
    </style:style>
    <style:style style:name="T34" style:family="text">
      <style:text-properties style:text-position="super 58%" style:font-name="Liberation Serif" officeooo:rsid="002dbda4"/>
    </style:style>
    <style:style style:name="T35" style:family="text">
      <style:text-properties officeooo:rsid="00217da3"/>
    </style:style>
    <style:style style:name="T36" style:family="text">
      <style:text-properties style:font-name="Liberation Sans" officeooo:rsid="00217da3"/>
    </style:style>
    <style:style style:name="T37" style:family="text">
      <style:text-properties style:font-name="Liberation Sans" officeooo:rsid="0032d3db"/>
    </style:style>
    <style:style style:name="T38" style:family="text">
      <style:text-properties style:font-name="Liberation Sans" officeooo:rsid="00339609"/>
    </style:style>
    <style:style style:name="T39" style:family="text">
      <style:text-properties style:font-name="Liberation Sans" officeooo:rsid="0033c68c"/>
    </style:style>
    <style:style style:name="T40" style:family="text">
      <style:text-properties style:font-name="Liberation Sans" officeooo:rsid="0033c92e"/>
    </style:style>
    <style:style style:name="T41" style:family="text">
      <style:text-properties style:font-name="Liberation Sans" officeooo:rsid="0037096c"/>
    </style:style>
    <style:style style:name="T42" style:family="text">
      <style:text-properties style:font-name="Liberation Sans" officeooo:rsid="0037f0f1"/>
    </style:style>
    <style:style style:name="T43" style:family="text">
      <style:text-properties style:font-name="Liberation Sans" fo:font-weight="bold" officeooo:rsid="0039da03" style:font-weight-asian="bold" style:font-weight-complex="bold"/>
    </style:style>
    <style:style style:name="T44" style:family="text">
      <style:text-properties style:font-name="Liberation Sans" fo:font-style="italic" officeooo:rsid="003b7d0c" style:font-style-asian="italic" style:font-style-complex="italic"/>
    </style:style>
    <style:style style:name="T45" style:family="text">
      <style:text-properties style:font-name="Liberation Sans" fo:font-style="italic" fo:font-weight="bold" officeooo:rsid="003d5add" style:font-style-asian="italic" style:font-weight-asian="bold" style:font-style-complex="italic" style:font-weight-complex="bold"/>
    </style:style>
    <style:style style:name="T46" style:family="text">
      <style:text-properties style:font-name="Liberation Sans" fo:font-style="italic" style:text-underline-style="solid" style:text-underline-width="auto" style:text-underline-color="font-color" officeooo:rsid="003d5add" style:font-style-asian="italic" style:font-style-complex="italic"/>
    </style:style>
    <style:style style:name="T47" style:family="text">
      <style:text-properties style:font-name="Liberation Sans" fo:font-style="italic" style:text-underline-style="solid" style:text-underline-width="auto" style:text-underline-color="font-color" fo:font-weight="bold" officeooo:rsid="003d5add" style:font-style-asian="italic" style:font-weight-asian="bold" style:font-style-complex="italic" style:font-weight-complex="bold"/>
    </style:style>
    <style:style style:name="T48" style:family="text">
      <style:text-properties style:font-name="Liberation Sans" style:text-underline-style="solid" style:text-underline-width="auto" style:text-underline-color="font-color" officeooo:rsid="003d5add"/>
    </style:style>
    <style:style style:name="T49" style:family="text">
      <style:text-properties style:font-name="Liberation Sans" style:text-underline-style="solid" style:text-underline-width="auto" style:text-underline-color="font-color" fo:font-weight="bold" officeooo:rsid="003d5add" style:font-weight-asian="bold" style:font-weight-complex="bold"/>
    </style:style>
    <style:style style:name="T50" style:family="text">
      <style:text-properties style:font-name="Liberation Sans" officeooo:rsid="003e5b28"/>
    </style:style>
    <style:style style:name="T51" style:family="text">
      <style:text-properties style:font-name="Liberation Sans" officeooo:rsid="003fd39f"/>
    </style:style>
    <style:style style:name="T52" style:family="text">
      <style:text-properties style:font-name="Liberation Sans" fo:font-size="8pt" officeooo:rsid="003fd39f" style:font-size-asian="8pt" style:font-size-complex="8pt"/>
    </style:style>
    <style:style style:name="T53" style:family="text">
      <style:text-properties style:font-name="Liberation Sans" fo:font-size="6pt" officeooo:rsid="003fd39f" style:font-size-asian="6pt" style:font-size-complex="6pt"/>
    </style:style>
    <style:style style:name="T54" style:family="text">
      <style:text-properties style:font-name="Liberation Sans" officeooo:rsid="0042cee0"/>
    </style:style>
    <style:style style:name="T55" style:family="text">
      <style:text-properties style:font-name="TeXGyrePagella" officeooo:rsid="00267d9e"/>
    </style:style>
    <style:style style:name="T56" style:family="text">
      <style:text-properties style:font-name="Liberation Serif" officeooo:rsid="00217da3"/>
    </style:style>
    <style:style style:name="T57" style:family="text">
      <style:text-properties style:font-name="Liberation Serif" officeooo:rsid="0028abfe"/>
    </style:style>
    <style:style style:name="T58" style:family="text">
      <style:text-properties style:font-name="Liberation Serif" officeooo:rsid="002e54a0"/>
    </style:style>
    <style:style style:name="T59" style:family="text">
      <style:text-properties style:font-name="Liberation Serif" officeooo:rsid="00302aff"/>
    </style:style>
    <style:style style:name="T60" style:family="text">
      <style:text-properties style:font-name="Liberation Serif" officeooo:rsid="0031c099"/>
    </style:style>
    <style:style style:name="T61" style:family="text">
      <style:text-properties style:font-name="Liberation Serif" officeooo:rsid="0035c8ab"/>
    </style:style>
    <style:style style:name="T62" style:family="text">
      <style:text-properties style:font-name="Liberation Serif" officeooo:rsid="0037096c"/>
    </style:style>
    <style:style style:name="T63" style:family="text">
      <style:text-properties style:font-name="Liberation Serif" officeooo:rsid="0037f0f1"/>
    </style:style>
    <style:style style:name="T64" style:family="text">
      <style:text-properties style:font-name="Liberation Serif" fo:font-weight="bold" officeooo:rsid="0039da03" style:font-weight-asian="bold" style:font-weight-complex="bold"/>
    </style:style>
    <style:style style:name="T65" style:family="text">
      <style:text-properties style:font-name="Liberation Serif" fo:font-style="italic" officeooo:rsid="003b7d0c" style:font-style-asian="italic" style:font-style-complex="italic"/>
    </style:style>
    <style:style style:name="T66" style:family="text">
      <style:text-properties style:font-name="Liberation Serif" fo:font-style="italic" fo:font-weight="bold" officeooo:rsid="003d5add" style:font-style-asian="italic" style:font-weight-asian="bold" style:font-style-complex="italic" style:font-weight-complex="bold"/>
    </style:style>
    <style:style style:name="T67" style:family="text">
      <style:text-properties style:font-name="Liberation Serif" fo:font-style="italic" style:text-underline-style="solid" style:text-underline-width="auto" style:text-underline-color="font-color" officeooo:rsid="003d5add" style:font-style-asian="italic" style:font-style-complex="italic"/>
    </style:style>
    <style:style style:name="T68" style:family="text">
      <style:text-properties style:font-name="Liberation Serif" fo:font-style="italic" style:text-underline-style="solid" style:text-underline-width="auto" style:text-underline-color="font-color" fo:font-weight="bold" officeooo:rsid="003d5add" style:font-style-asian="italic" style:font-weight-asian="bold" style:font-style-complex="italic" style:font-weight-complex="bold"/>
    </style:style>
    <style:style style:name="T69" style:family="text">
      <style:text-properties style:font-name="Liberation Serif" style:text-underline-style="solid" style:text-underline-width="auto" style:text-underline-color="font-color" officeooo:rsid="003d5add"/>
    </style:style>
    <style:style style:name="T70" style:family="text">
      <style:text-properties style:font-name="Liberation Serif" style:text-underline-style="solid" style:text-underline-width="auto" style:text-underline-color="font-color" fo:font-weight="bold" officeooo:rsid="003d5add" style:font-weight-asian="bold" style:font-weight-complex="bold"/>
    </style:style>
    <style:style style:name="T71" style:family="text">
      <style:text-properties style:font-name="Liberation Serif" officeooo:rsid="003e5b28"/>
    </style:style>
    <style:style style:name="T72" style:family="text">
      <style:text-properties style:font-name="Liberation Serif" officeooo:rsid="003fd39f"/>
    </style:style>
    <style:style style:name="T73" style:family="text">
      <style:text-properties style:font-name="Liberation Serif" fo:font-size="8pt" officeooo:rsid="003fd39f" style:font-size-asian="8pt" style:font-size-complex="8pt"/>
    </style:style>
    <style:style style:name="T74" style:family="text">
      <style:text-properties style:font-name="Liberation Serif" fo:font-size="6pt" officeooo:rsid="003fd39f" style:font-size-asian="6pt" style:font-size-complex="6pt"/>
    </style:style>
    <style:style style:name="T75" style:family="text">
      <style:text-properties style:font-name="Liberation Serif" officeooo:rsid="0042cee0"/>
    </style:style>
    <style:style style:name="T76" style:family="text">
      <style:text-properties style:font-name="Arial" officeooo:rsid="00270249"/>
    </style:style>
    <style:style style:name="T77" style:family="text">
      <style:text-properties style:font-name="Century Schoolbook L" officeooo:rsid="0027c467"/>
    </style:style>
    <style:style style:name="T78" style:family="text">
      <style:text-properties officeooo:rsid="0028abfe"/>
    </style:style>
    <style:style style:name="T79" style:family="text">
      <style:text-properties officeooo:rsid="002e54a0"/>
    </style:style>
    <style:style style:name="T80" style:family="text">
      <style:text-properties officeooo:rsid="00302aff"/>
    </style:style>
    <style:style style:name="T81" style:family="text">
      <style:text-properties officeooo:rsid="0031c099"/>
    </style:style>
    <style:style style:name="T82" style:family="text">
      <style:text-properties officeooo:rsid="0032d3db"/>
    </style:style>
    <style:style style:name="T83" style:family="text">
      <style:text-properties officeooo:rsid="00339609"/>
    </style:style>
    <style:style style:name="T84" style:family="text">
      <style:text-properties officeooo:rsid="0033c68c"/>
    </style:style>
    <style:style style:name="T85" style:family="text">
      <style:text-properties officeooo:rsid="0033c92e"/>
    </style:style>
    <style:style style:name="T86" style:family="text">
      <style:text-properties officeooo:rsid="0035c8ab"/>
    </style:style>
    <style:style style:name="T87" style:family="text">
      <style:text-properties officeooo:rsid="0037096c"/>
    </style:style>
    <style:style style:name="T88" style:family="text">
      <style:text-properties officeooo:rsid="0037f0f1"/>
    </style:style>
    <style:style style:name="T89" style:family="text">
      <style:text-properties officeooo:rsid="003e5b28"/>
    </style:style>
    <style:style style:name="T90" style:family="text">
      <style:text-properties officeooo:rsid="003fd39f"/>
    </style:style>
    <style:style style:name="T91" style:family="text">
      <style:text-properties fo:font-size="8pt" style:font-size-asian="8pt" style:font-size-complex="8pt"/>
    </style:style>
    <style:style style:name="T92" style:family="text">
      <style:text-properties fo:font-size="8pt" officeooo:rsid="003fd39f" style:font-size-asian="8pt" style:font-size-complex="8pt"/>
    </style:style>
    <style:style style:name="T93" style:family="text">
      <style:text-properties fo:font-size="6pt" style:font-size-asian="6pt" style:font-size-complex="6pt"/>
    </style:style>
    <style:style style:name="T94" style:family="text">
      <style:text-properties fo:font-size="6pt" officeooo:rsid="003fd39f" style:font-size-asian="6pt" style:font-size-complex="6pt"/>
    </style:style>
    <style:style style:name="T95" style:family="text">
      <style:text-properties officeooo:rsid="0042cee0"/>
    </style:style>
    <style:style style:name="T96" style:family="text">
      <style:text-properties fo:font-variant="normal" fo:text-transform="none" style:use-window-font-color="true" style:text-outline="false" style:text-line-through-style="none" style:text-line-through-type="none" style:text-position="0% 100%" style:font-name="Cantarell"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Cantarell2"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orem <text:span text:style-name="T35">term</text:span><text:span text:style-name="T36">0</text:span><text:span text:style-name="T35"> </text:span>ipsum<office:annotation><dc:creator>Jörn Dreyer</dc:creator><dc:date>2014-07-25T12:36:13</dc:date><text:p text:style-name="P24"><text:span text:style-name="T96">Suspendisse sapien eros, accumsan sed ullamcorper ac, pharetra ter</text:span><text:span text:style-name="T97">m36</text:span><text:span text:style-name="T96"> vitae felis.</text:span></text:p></office:annotation></text:p>
      <text:p text:style-name="Subtitle">dolor sit <text:span text:style-name="T35">ter</text:span><text:span text:style-name="T36">m1</text:span><text:span text:style-name="T35"> </text:span>amet</text:p>
      <text:p text:style-name="P16">Lorem <text:span text:style-name="T35">ter</text:span><text:span text:style-name="T56">m2</text:span><text:span text:style-name="T35"> </text:span>ipsum dolor sit amet, consectetur adipiscing elit. Cras cursus ac elit ut venenatis. <text:span text:style-name="T20">Ut mauris </text:span><text:span text:style-name="T21">ter</text:span><text:span text:style-name="T21">m3</text:span><text:span text:style-name="T21"> </text:span><text:span text:style-name="T20">mauris, auctor sit amet facilisis eu, fermentum eu lectus.</text:span> <text:span text:style-name="T22">Proin odio </text:span><text:span text:style-name="T23">ter</text:span><text:span text:style-name="T23">m4 </text:span><text:span text:style-name="T22">quam, tincidunt sit amet fermentum ullamcorper, bibendum eget mi.</text:span> <text:span text:style-name="T24">Nunc id condimentum </text:span><text:span text:style-name="T25">ter</text:span><text:span text:style-name="T25">m5</text:span><text:span text:style-name="T24"> diam, at suscipit arcu.</text:span> <text:a xlink:type="simple" xlink:href="https://owncloud.org/" office:name="Mauris tortor term7 massa">Mauris tortor massa, </text:a><text:a xlink:type="simple" xlink:href="https://owncloud.org/" office:name="Mauris tortor term7 massa"><text:span text:style-name="T57">ter</text:span></text:a><text:a xlink:type="simple" xlink:href="https://owncloud.org/" office:name="Mauris tortor term7 massa"><text:span text:style-name="T78">m6 </text:span></text:a><text:a xlink:type="simple" xlink:href="https://owncloud.org/" office:name="Mauris tortor term7 massa">suscipit vel lacinia sed, euismod ut lacus.</text:a> <text:span text:style-name="T26">Morbi posuere sollicitudin rhoncus </text:span><text:span text:style-name="T27">ter</text:span><text:span text:style-name="T28">m8</text:span><text:span text:style-name="T26">.</text:span> <text:span text:style-name="T29">Nulla tempor nec justo </text:span><text:span text:style-name="T30">ter</text:span><text:span text:style-name="T31">m9</text:span><text:span text:style-name="T30"> </text:span><text:span text:style-name="T29">vel fermentum.</text:span> <text:span text:style-name="T32">In vestibulum eu leo vitae </text:span><text:span text:style-name="T33">ter</text:span><text:span text:style-name="T34">m10</text:span><text:span text:style-name="T33"> </text:span><text:span text:style-name="T32">vestibulum.</text:span> </text:p>
      <text:p text:style-name="P4"><draw:frame draw:style-name="fr1" draw:name="Frame1" text:anchor-type="paragraph" svg:x="8.622cm" svg:y="0.418cm" svg:width="7.114cm" draw:z-index="0"><draw:text-box fo:min-height="1.356cm"><text:p text:style-name="P12">Nunc gravida tellus at massa commodo <text:span text:style-name="T81">ter</text:span><text:span text:style-name="T60">m13</text:span><text:span text:style-name="T81"> </text:span>bibendum.</text:p></draw:text-box></draw:frame></text:p>
      <text:list xml:id="list7535949733682584162" text:style-name="L2">
        <text:list-item>
          <text:p text:style-name="P14">Donec vel ipsum varius,</text:p>
        </text:list-item>
        <text:list-item>
          <text:p text:style-name="P14">convallis nunc <text:span text:style-name="T79">ter</text:span><text:span text:style-name="T58">m11</text:span> a,</text:p>
        </text:list-item>
        <text:list-item>
          <text:p text:style-name="P14">pretium nibh.</text:p>
        </text:list-item>
      </text:list>
      <text:h text:style-name="P22" text:outline-level="1"><text:bookmark-start text:name="__RefHeading__131_746450431"/>Nam egestas auctor <text:span text:style-name="T82">ter</text:span><text:span text:style-name="T37">m14</text:span><text:span text:style-name="T82"> </text:span>auctor<text:bookmark-end text:name="__RefHeading__131_746450431"/></text:h>
      <text:p text:style-name="P5">Nam egestas auctor auctor. Aenean quis arcu lobortis enim blandit rhoncus in in elit. Vivamus eu euismod nisl <text:span text:style-name="T86">ter</text:span><text:span text:style-name="T61">m18</text:span>. Nulla pretium dictum eros, id fermentum nisl cursus et. </text:p>
      <text:p text:style-name="P18"/>
      <text:list xml:id="list4764736210683315007" text:style-name="L3">
        <text:list-item>
          <text:p text:style-name="P15">Morbi vitae sem egestas,</text:p>
        </text:list-item>
        <text:list-item>
          <text:p text:style-name="P15">interdum tellus id,</text:p>
        </text:list-item>
        <text:list-item>
          <text:p text:style-name="P15">posuere lacus <text:span text:style-name="T80">ter</text:span><text:span text:style-name="T59">m12</text:span>.</text:p>
          <text:p text:style-name="P17"/>
        </text:list-item>
      </text:list>
      <text:p text:style-name="P6"><text:span text:style-name="T16">Morbi eu </text:span><text:span text:style-name="T17">ter</text:span><text:span text:style-name="T19">m30</text:span><text:span text:style-name="T17"> </text:span><text:span text:style-name="T16">aliquam tellus.</text:span> Pellentesque ullamcorper odio purus, ut cursus massa euismod at. Vivamus vel augue dui. Etiam gravida ipsum at pharetra ultricies. </text:p>
      <text:h text:style-name="Heading_20_2" text:outline-level="2">Nulla diam <text:span text:style-name="T83">ter</text:span><text:span text:style-name="T38">m15</text:span><text:span text:style-name="T83"> </text:span>erat</text:h>
      <text:p text:style-name="P3">facilisis a dolor eu, iaculis fringilla lectus. Aliquam <text:span text:style-name="T87">ter</text:span><text:span text:style-name="T62">m19</text:span> semper ante in orci tempus porta. Morbi non odio condimentum ante interdum euismod ut in est.</text:p>
      <table:table table:name="Table1" table:style-name="Table1">
        <table:table-column table:style-name="Table1.A"/>
        <table:table-header-rows>
          <table:table-row>
            <table:table-cell table:style-name="Table1.A1" office:value-type="string">
              <text:p text:style-name="P9">Donec <text:span text:style-name="T89">ter</text:span><text:span text:style-name="T71">m31</text:span><text:span text:style-name="T89"> </text:span>odio libero</text:p>
            </table:table-cell>
          </table:table-row>
        </table:table-header-rows>
        <table:table-row>
          <table:table-cell table:style-name="Table1.A2" office:value-type="string">
            <text:p text:style-name="P11">pretium vitae <text:span text:style-name="T90">ter</text:span><text:span text:style-name="T72">m32</text:span><text:span text:style-name="T90"> </text:span>viverra eget</text:p>
          </table:table-cell>
        </table:table-row>
        <table:table-row>
          <table:table-cell table:style-name="Table1.A2" office:value-type="string">
            <text:p text:style-name="P10">rutrum ac dui</text:p>
          </table:table-cell>
        </table:table-row>
      </table:table>
      <text:p text:style-name="P7">Curabitur sed interdum mauris. Nam commodo ligula ut velit laoreet suscipit. Nulla non mattis est, quis tempor augue. Quisque fringilla pellentesque leo. In eu sapien nisi. Fusce et lacus eu massa pharetra dictum. Nullam consequat facilisis posuere. Nunc ac ligula enim. Cras sit amet laoreet elit.</text:p>
      <text:h text:style-name="P23" text:outline-level="3"><text:bookmark-start text:name="__RefHeading__135_746450431"/>Vestibulum at <text:span text:style-name="T84">ter</text:span><text:span text:style-name="T39">m16</text:span> quam eget<text:bookmark-end text:name="__RefHeading__135_746450431"/></text:h>
      <text:p text:style-name="P8">Vestibulum at quam eget tellus sagittis accumsan. Maecenas rutrum <text:span text:style-name="T88">ter</text:span><text:span text:style-name="T63">m20</text:span><text:span text:style-name="T88"> </text:span>interdum malesuada. Donec fermentum eu turpis in semper. Quisque hendrerit neque nulla. Phasellus id tellus felis.<text:note text:id="ftn1" text:note-class="footnote"><text:note-citation>1</text:note-citation><text:note-body><text:p text:style-name="P13">Donec vitae ipsum eu justo iaculis <text:span text:style-name="T90">ter</text:span><text:span text:style-name="T72">m35</text:span><text:span text:style-name="T90"> </text:span>molestie.</text:p></text:note-body></text:note></text:p>
      <text:p text:style-name="Heading">Vivamus sagittis <text:span text:style-name="T85">ter</text:span><text:span text:style-name="T40">m17</text:span><text:span text:style-name="T85"> </text:span>lacus</text:p>
      <text:p text:style-name="P19"><text:span text:style-name="T2">Vivamus sagittis lacus </text:span><text:span text:style-name="T3">ter</text:span><text:span text:style-name="T65">m22</text:span><text:span text:style-name="T3"> </text:span><text:span text:style-name="T2">ac ante facilisis</text:span><text:span text:style-name="T1">, </text:span><text:span text:style-name="T10">a posuere </text:span><text:span text:style-name="T11">ter</text:span><text:span text:style-name="T64">m21</text:span><text:span text:style-name="T11"> </text:span><text:span text:style-name="T10">nisi ultrices</text:span><text:span text:style-name="T1">. </text:span><text:span text:style-name="T12">Nam semper </text:span><text:span text:style-name="T15">ter</text:span><text:span text:style-name="T69">m23</text:span><text:span text:style-name="T15"> </text:span><text:span text:style-name="T12">turpis velit</text:span><text:span text:style-name="T1">. </text:span><text:span text:style-name="T4">Quisque non </text:span><text:span text:style-name="T5">ter</text:span><text:span text:style-name="T66">m24</text:span><text:span text:style-name="T5"> </text:span><text:span text:style-name="T4">dolor sed enim porta</text:span><text:span text:style-name="T1"> </text:span><text:span text:style-name="T13">imperdiet sit </text:span><text:span text:style-name="T14">ter</text:span><text:span text:style-name="T70">m25</text:span><text:span text:style-name="T14"> </text:span><text:span text:style-name="T13">amet non diam.</text:span><text:span text:style-name="T1"> </text:span><text:span text:style-name="T6">Cras nec risus a </text:span><text:span text:style-name="T7">ter</text:span><text:span text:style-name="T67">m26</text:span><text:span text:style-name="T6"> libero lacinia euismod. </text:span><text:span text:style-name="T8">luctus vel </text:span><text:span text:style-name="T9">ter</text:span><text:span text:style-name="T68">m27</text:span><text:span text:style-name="T9"> </text:span><text:span text:style-name="T8">arcu rutrum</text:span></text:p>
      <text:p text:style-name="P20"><text:span text:style-name="T91">Nulla pretium </text:span><text:span text:style-name="T92">ter</text:span><text:span text:style-name="T73">m34</text:span><text:span text:style-name="T91"> dictum eros,</text:span><text:span text:style-name="T93"> id fermentum </text:span><text:span text:style-name="T94">ter</text:span><text:span text:style-name="T74">m33</text:span><text:span text:style-name="T94"> </text:span><text:span text:style-name="T93">nisl cursus 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mily-generic="swiss"/>
    <style:font-face style:name="FreeSans1" svg:font-family="FreeSans" style:font-family-generic="swiss"/>
    <style:font-face style:name="Cantarell2" svg:font-family="Cantarell" style:font-pitch="variable"/>
    <style:font-face style:name="TeXGyrePagella" svg:font-family="TeXGyrePagell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text-align="justify" style:justify-single-word="false" fo:text-indent="0cm" style:auto-text-indent="false"/>
      <style:text-properties officeooo:rsid="001eaac0" officeooo:paragraph-rsid="001f96ca"/>
    </style:style>
    <style:style style:name="MP2" style:family="paragraph" style:parent-style-name="Standard">
      <style:paragraph-properties fo:text-align="end" style:justify-single-word="false"/>
      <style:text-properties officeooo:rsid="001eaac0" officeooo:paragraph-rsid="001f96ca"/>
    </style:style>
    <style:style style:name="MT1" style:family="text">
      <style:text-properties officeooo:rsid="0042cee0"/>
    </style:style>
    <style:style style:name="MT2" style:family="text">
      <style:text-properties style:font-name="Liberation Serif" officeooo:rsid="0042ce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am vel ornare magna, id <text:span text:style-name="MT1">ter</text:span><text:span text:style-name="MT2">m29</text:span><text:span text:style-name="MT1"> </text:span>fermentum nisl.</text:p>
      </style:header>
      <style:footer>
        <text:p text:style-name="MP2">Duis lectus mi, luctus vel <text:span text:style-name="MT1">ter</text:span><text:span text:style-name="MT2">m28</text:span><text:span text:style-name="MT1"> </text:span>arcu rutrum, condimentum hendrerit lore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n Dreyer</meta:initial-creator>
    <meta:creation-date>2014-07-25T12:12:12.156233166</meta:creation-date>
    <dc:date>2014-08-05T16:50:55.673600953</dc:date>
    <dc:creator>Jörn Dreyer</dc:creator>
    <meta:editing-duration>PT3H8M57S</meta:editing-duration>
    <meta:editing-cycles>34</meta:editing-cycles>
    <meta:generator>LibreOffice/4.2.5.2$Linux_X86_64 LibreOffice_project/420m0$Build-2</meta:generator>
    <dc:description>Etiam gravida ipsum term40 at pharetra ultricies.</dc:description>
    <meta:keyword>morbi eu term39 aliquam tellus</meta:keyword>
    <dc:subject>dolor term38 sit amet</dc:subject>
    <dc:title>Lorem term37 ipsum</dc:title>
    <meta:document-statistic meta:table-count="1" meta:image-count="0" meta:object-count="0" meta:page-count="1" meta:paragraph-count="27" meta:word-count="378" meta:character-count="2402" meta:non-whitespace-character-count="2053"/>
    <meta:user-defined meta:name="Custom">Nulla pretium term41 dictum eros</meta:user-defined>
  </office:meta>
</office:document-meta>
</file>